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64871302407716170" text:style-name="L1">
        <text:list-item>
          <text:p text:style-name="P1">ETS PP</text:p>
          <text:list>
            <text:list-item>
              <text:p text:style-name="P1">middle of semester</text:p>
            </text:list-item>
            <text:list-item>
              <text:p text:style-name="P1">SAT ↔ GE</text:p>
            </text:list-item>
            <text:list-item>
              <text:p text:style-name="P1">class website</text:p>
            </text:list-item>
          </text:list>
        </text:list-item>
        <text:list-item>
          <text:p text:style-name="P1">MFT CS (probably more important; employer won't necessarily look for)</text:p>
          <text:list>
            <text:list-item>
              <text:p text:style-name="P1">end of semester</text:p>
            </text:list-item>
          </text:list>
        </text:list-item>
      </text:list>
      <text:p text:style-name="Standard"/>
      <text:list xml:id="list2296195174370214995" text:style-name="L2">
        <text:list-item>
          <text:p text:style-name="P2">Project</text:p>
          <text:list>
            <text:list-item>
              <text:p text:style-name="P2">Presentation – end of semester</text:p>
            </text:list-item>
            <text:list-item>
              <text:p text:style-name="P2">Paper – 30 pages + code, references (bibliography), charts</text:p>
            </text:list-item>
            <text:list-item>
              <text:p text:style-name="P2">Come up with 3 ideas</text:p>
              <text:list>
                <text:list-item>
                  <text:p text:style-name="P2">Narrow it down every week</text:p>
                </text:list-item>
                <text:list-item>
                  <text:p text:style-name="P2">1 week to figure out at least one idea</text:p>
                </text:list-item>
                <text:list-item>
                  <text:p text:style-name="P2">Must decide not later than the end of the third week</text:p>
                </text:list-item>
                <text:list-item>
                  <text:p text:style-name="P2">Forget about the topic itself</text:p>
                </text:list-item>
                <text:list-item>
                  <text:p text:style-name="P2">Be able to visually verify that I “know my stuff”</text:p>
                  <text:list>
                    <text:list-item>
                      <text:p text:style-name="P2">Algorithm AI</text:p>
                    </text:list-item>
                    <text:list-item>
                      <text:p text:style-name="P2">Good to write and run during presentation</text:p>
                    </text:list-item>
                  </text:list>
                </text:list-item>
                <text:list-item>
                  <text:p text:style-name="P2">Compare with non-AI methods</text:p>
                </text:list-item>
                <text:list-item>
                  <text:p text:style-name="P2">Stick to courses that have been taken</text:p>
                </text:list-item>
                <text:list-item>
                  <text:p text:style-name="P2">Take textbooks and look at the end of the book (for specific course)</text:p>
                </text:list-item>
                <text:list-item>
                  <text:p text:style-name="P2">Web (wikipedia)</text:p>
                </text:list-item>
                <text:list-item>
                  <text:p text:style-name="P2">Books</text:p>
                  <text:list>
                    <text:list-item>
                      <text:p text:style-name="P2">Look at amazon for books that will help with topic</text:p>
                    </text:list-item>
                    <text:list-item>
                      <text:p text:style-name="P2">Get one good book</text:p>
                    </text:list-item>
                  </text:list>
                </text:list-item>
              </text:list>
            </text:list-item>
            <text:list-item>
              <text:p text:style-name="P2">Ideas</text:p>
              <text:list>
                <text:list-item>
                  <text:p text:style-name="P2">Handwriting recognition</text:p>
                </text:list-item>
                <text:list-item>
                  <text:p text:style-name="P2">Scene detection in movie files</text:p>
                </text:list-item>
                <text:list-item>
                  <text:p text:style-name="P2">Error correction code</text:p>
                </text:list-item>
                <text:list-item>
                  <text:p text:style-name="P2">Data compression code</text:p>
                </text:list-item>
                <text:list-item>
                  <text:p text:style-name="P2">Computer vision</text:p>
                </text:list-item>
                <text:list-item>
                  <text:p text:style-name="P2">Graph layout algorithms</text:p>
                </text:list-item>
              </text:list>
            </text:list-item>
          </text:list>
        </text:list-item>
        <text:list-item>
          <text:p text:style-name="P2">Readings</text:p>
          <text:list>
            <text:list-item>
              <text:p text:style-name="P2">review CS</text:p>
            </text:list-item>
            <text:list-item>
              <text:p text:style-name="P2">helps with MFT</text:p>
            </text:list-item>
            <text:list-item>
              <text:p text:style-name="P2">job interview</text:p>
            </text:list-item>
          </text:list>
        </text:list-item>
        <text:list-item>
          <text:p text:style-name="P2">Project Proposa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4:07:30</meta:creation-date>
    <meta:document-statistic meta:table-count="0" meta:image-count="0" meta:object-count="0" meta:page-count="1" meta:paragraph-count="36" meta:word-count="198" meta:character-count="943"/>
    <dc:date>2013-01-17T16:10:01</dc:date>
    <meta:editing-duration>PT55M8S</meta:editing-duration>
    <meta:editing-cycles>1</meta:editing-cycles>
    <meta:generator>OpenOffice.org/3.4$Unix OpenOffice.org_project/340m1$Build-9590</meta:generator>
  </office:meta>
</office:document-meta>
</file>